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4cm" svg:x="16.961cm" svg:y="17.399cm">
            <draw:object draw:notify-on-update-of-ranges="Sheet1.B1:Sheet1.B64 Sheet1.C1:Sheet1.C64 Sheet1.F1:Sheet1.F62 Sheet1.G1:Sheet1.G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50.051">
            <text:p>350.051</text:p>
          </table:table-cell>
          <table:table-cell office:value-type="float" office:value="-144.35">
            <text:p>-144.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9274">
            <text:p>52.9274</text:p>
          </table:table-cell>
          <table:table-cell office:value-type="float" office:value="2.77381">
            <text:p>2.77381</text:p>
          </table:table-cell>
          <table:table-cell/>
          <table:table-cell office:value-type="float" office:value="1">
            <text:p>1</text:p>
          </table:table-cell>
          <table:table-cell office:value-type="float" office:value="368.066">
            <text:p>368.066</text:p>
          </table:table-cell>
          <table:table-cell office:value-type="float" office:value="-135.374">
            <text:p>-135.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584">
            <text:p>79.8584</text:p>
          </table:table-cell>
          <table:table-cell office:value-type="float" office:value="2.83338">
            <text:p>2.83338</text:p>
          </table:table-cell>
          <table:table-cell/>
          <table:table-cell office:value-type="float" office:value="2">
            <text:p>2</text:p>
          </table:table-cell>
          <table:table-cell office:value-type="float" office:value="381.19">
            <text:p>381.19</text:p>
          </table:table-cell>
          <table:table-cell office:value-type="float" office:value="-119.163">
            <text:p>-119.1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.816">
            <text:p>110.816</text:p>
          </table:table-cell>
          <table:table-cell office:value-type="float" office:value="1.21097">
            <text:p>1.21097</text:p>
          </table:table-cell>
          <table:table-cell/>
          <table:table-cell office:value-type="float" office:value="3">
            <text:p>3</text:p>
          </table:table-cell>
          <table:table-cell office:value-type="float" office:value="415.143">
            <text:p>415.143</text:p>
          </table:table-cell>
          <table:table-cell office:value-type="float" office:value="-120.942">
            <text:p>-120.9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4.769">
            <text:p>144.769</text:p>
          </table:table-cell>
          <table:table-cell office:value-type="float" office:value="-0.568453">
            <text:p>-0.568453</text:p>
          </table:table-cell>
          <table:table-cell/>
          <table:table-cell office:value-type="float" office:value="4">
            <text:p>4</text:p>
          </table:table-cell>
          <table:table-cell office:value-type="float" office:value="445.637">
            <text:p>445.637</text:p>
          </table:table-cell>
          <table:table-cell office:value-type="float" office:value="-118.316">
            <text:p>-118.3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.721">
            <text:p>179.721</text:p>
          </table:table-cell>
          <table:table-cell office:value-type="float" office:value="-2.40021">
            <text:p>-2.40021</text:p>
          </table:table-cell>
          <table:table-cell/>
          <table:table-cell office:value-type="float" office:value="5">
            <text:p>5</text:p>
          </table:table-cell>
          <table:table-cell office:value-type="float" office:value="486.046">
            <text:p>486.046</text:p>
          </table:table-cell>
          <table:table-cell office:value-type="float" office:value="-124.658">
            <text:p>-124.6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.672">
            <text:p>215.672</text:p>
          </table:table-cell>
          <table:table-cell office:value-type="float" office:value="-4.28431">
            <text:p>-4.28431</text:p>
          </table:table-cell>
          <table:table-cell/>
          <table:table-cell office:value-type="float" office:value="6">
            <text:p>6</text:p>
          </table:table-cell>
          <table:table-cell office:value-type="float" office:value="523.822">
            <text:p>523.822</text:p>
          </table:table-cell>
          <table:table-cell office:value-type="float" office:value="-124.822">
            <text:p>-124.8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.448">
            <text:p>253.448</text:p>
          </table:table-cell>
          <table:table-cell office:value-type="float" office:value="-4.44822">
            <text:p>-4.44822</text:p>
          </table:table-cell>
          <table:table-cell/>
          <table:table-cell office:value-type="float" office:value="7">
            <text:p>7</text:p>
          </table:table-cell>
          <table:table-cell office:value-type="float" office:value="680.532">
            <text:p>680.532</text:p>
          </table:table-cell>
          <table:table-cell office:value-type="float" office:value="-246.866">
            <text:p>-246.8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.326">
            <text:p>285.326</text:p>
          </table:table-cell>
          <table:table-cell office:value-type="float" office:value="-1.65924">
            <text:p>-1.65924</text:p>
          </table:table-cell>
          <table:table-cell/>
          <table:table-cell office:value-type="float" office:value="8">
            <text:p>8</text:p>
          </table:table-cell>
          <table:table-cell office:value-type="float" office:value="590.567">
            <text:p>590.567</text:p>
          </table:table-cell>
          <table:table-cell office:value-type="float" office:value="-118.983">
            <text:p>-118.9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0.193">
            <text:p>320.193</text:p>
          </table:table-cell>
          <table:table-cell office:value-type="float" office:value="1.39121">
            <text:p>1.39121</text:p>
          </table:table-cell>
          <table:table-cell/>
          <table:table-cell office:value-type="float" office:value="9">
            <text:p>9</text:p>
          </table:table-cell>
          <table:table-cell office:value-type="float" office:value="697.812">
            <text:p>697.812</text:p>
          </table:table-cell>
          <table:table-cell office:value-type="float" office:value="-187.804">
            <text:p>-187.8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6.105">
            <text:p>356.105</text:p>
          </table:table-cell>
          <table:table-cell office:value-type="float" office:value="3.90245">
            <text:p>3.90245</text:p>
          </table:table-cell>
          <table:table-cell/>
          <table:table-cell office:value-type="float" office:value="10">
            <text:p>10</text:p>
          </table:table-cell>
          <table:table-cell office:value-type="float" office:value="660.474">
            <text:p>660.474</text:p>
          </table:table-cell>
          <table:table-cell office:value-type="float" office:value="-115.878">
            <text:p>-115.8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0.1">
            <text:p>390.1</text:p>
          </table:table-cell>
          <table:table-cell office:value-type="float" office:value="4.49583">
            <text:p>4.49583</text:p>
          </table:table-cell>
          <table:table-cell/>
          <table:table-cell office:value-type="float" office:value="11">
            <text:p>11</text:p>
          </table:table-cell>
          <table:table-cell office:value-type="float" office:value="695.468">
            <text:p>695.468</text:p>
          </table:table-cell>
          <table:table-cell office:value-type="float" office:value="-115.267">
            <text:p>-115.2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5.094">
            <text:p>425.094</text:p>
          </table:table-cell>
          <table:table-cell office:value-type="float" office:value="5.10666">
            <text:p>5.10666</text:p>
          </table:table-cell>
          <table:table-cell/>
          <table:table-cell office:value-type="float" office:value="12">
            <text:p>12</text:p>
          </table:table-cell>
          <table:table-cell office:value-type="float" office:value="726.005">
            <text:p>726.005</text:p>
          </table:table-cell>
          <table:table-cell office:value-type="float" office:value="-110.198">
            <text:p>-110.1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0.089">
            <text:p>460.089</text:p>
          </table:table-cell>
          <table:table-cell office:value-type="float" office:value="5.7175">
            <text:p>5.7175</text:p>
          </table:table-cell>
          <table:table-cell/>
          <table:table-cell office:value-type="float" office:value="13">
            <text:p>13</text:p>
          </table:table-cell>
          <table:table-cell office:value-type="float" office:value="833.332">
            <text:p>833.332</text:p>
          </table:table-cell>
          <table:table-cell office:value-type="float" office:value="-180.903">
            <text:p>-180.9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6.083">
            <text:p>496.083</text:p>
          </table:table-cell>
          <table:table-cell office:value-type="float" office:value="6.34578">
            <text:p>6.34578</text:p>
          </table:table-cell>
          <table:table-cell/>
          <table:table-cell office:value-type="float" office:value="14">
            <text:p>14</text:p>
          </table:table-cell>
          <table:table-cell office:value-type="float" office:value="859.415">
            <text:p>859.415</text:p>
          </table:table-cell>
          <table:table-cell office:value-type="float" office:value="-171.986">
            <text:p>-171.9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1.083">
            <text:p>531.083</text:p>
          </table:table-cell>
          <table:table-cell office:value-type="float" office:value="6.34578">
            <text:p>6.34578</text:p>
          </table:table-cell>
          <table:table-cell/>
          <table:table-cell office:value-type="float" office:value="15">
            <text:p>15</text:p>
          </table:table-cell>
          <table:table-cell office:value-type="float" office:value="828.535">
            <text:p>828.535</text:p>
          </table:table-cell>
          <table:table-cell office:value-type="float" office:value="-105.74">
            <text:p>-105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7.078">
            <text:p>567.078</text:p>
          </table:table-cell>
          <table:table-cell office:value-type="float" office:value="5.7175">
            <text:p>5.7175</text:p>
          </table:table-cell>
          <table:table-cell/>
          <table:table-cell office:value-type="float" office:value="16">
            <text:p>16</text:p>
          </table:table-cell>
          <table:table-cell office:value-type="float" office:value="863.53">
            <text:p>863.53</text:p>
          </table:table-cell>
          <table:table-cell office:value-type="float" office:value="-106.351">
            <text:p>-106.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2.073">
            <text:p>602.073</text:p>
          </table:table-cell>
          <table:table-cell office:value-type="float" office:value="5.10666">
            <text:p>5.10666</text:p>
          </table:table-cell>
          <table:table-cell/>
          <table:table-cell office:value-type="float" office:value="17">
            <text:p>17</text:p>
          </table:table-cell>
          <table:table-cell office:value-type="float" office:value="898.525">
            <text:p>898.525</text:p>
          </table:table-cell>
          <table:table-cell office:value-type="float" office:value="-106.962">
            <text:p>-106.9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7.067">
            <text:p>637.067</text:p>
          </table:table-cell>
          <table:table-cell office:value-type="float" office:value="4.49583">
            <text:p>4.49583</text:p>
          </table:table-cell>
          <table:table-cell/>
          <table:table-cell office:value-type="float" office:value="18">
            <text:p>18</text:p>
          </table:table-cell>
          <table:table-cell office:value-type="float" office:value="942.436">
            <text:p>942.436</text:p>
          </table:table-cell>
          <table:table-cell office:value-type="float" office:value="-116.489">
            <text:p>-116.4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2.062">
            <text:p>672.062</text:p>
          </table:table-cell>
          <table:table-cell office:value-type="float" office:value="3.88499">
            <text:p>3.88499</text:p>
          </table:table-cell>
          <table:table-cell/>
          <table:table-cell office:value-type="float" office:value="19">
            <text:p>19</text:p>
          </table:table-cell>
          <table:table-cell office:value-type="float" office:value="991.806">
            <text:p>991.806</text:p>
          </table:table-cell>
          <table:table-cell office:value-type="float" office:value="-130.492">
            <text:p>-130.4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8.057">
            <text:p>708.057</text:p>
          </table:table-cell>
          <table:table-cell office:value-type="float" office:value="3.25671">
            <text:p>3.25671</text:p>
          </table:table-cell>
          <table:table-cell/>
          <table:table-cell office:value-type="float" office:value="20">
            <text:p>20</text:p>
          </table:table-cell>
          <table:table-cell office:value-type="float" office:value="1008.97">
            <text:p>1008.97</text:p>
          </table:table-cell>
          <table:table-cell office:value-type="float" office:value="-113.27">
            <text:p>-113.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3.051">
            <text:p>743.051</text:p>
          </table:table-cell>
          <table:table-cell office:value-type="float" office:value="2.64587">
            <text:p>2.64587</text:p>
          </table:table-cell>
          <table:table-cell/>
          <table:table-cell office:value-type="float" office:value="21">
            <text:p>21</text:p>
          </table:table-cell>
          <table:table-cell office:value-type="float" office:value="1040.5">
            <text:p>1040.5</text:p>
          </table:table-cell>
          <table:table-cell office:value-type="float" office:value="-109.44">
            <text:p>-109.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79.046">
            <text:p>779.046</text:p>
          </table:table-cell>
          <table:table-cell office:value-type="float" office:value="2.01759">
            <text:p>2.01759</text:p>
          </table:table-cell>
          <table:table-cell/>
          <table:table-cell office:value-type="float" office:value="22">
            <text:p>22</text:p>
          </table:table-cell>
          <table:table-cell office:value-type="float" office:value="1169.12">
            <text:p>1169.12</text:p>
          </table:table-cell>
          <table:table-cell office:value-type="float" office:value="-203.675">
            <text:p>-203.6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14.04">
            <text:p>814.04</text:p>
          </table:table-cell>
          <table:table-cell office:value-type="float" office:value="1.40675">
            <text:p>1.40675</text:p>
          </table:table-cell>
          <table:table-cell/>
          <table:table-cell office:value-type="float" office:value="23">
            <text:p>23</text:p>
          </table:table-cell>
          <table:table-cell office:value-type="float" office:value="913.334">
            <text:p>913.334</text:p>
          </table:table-cell>
          <table:table-cell office:value-type="float" office:value="162.109">
            <text:p>162.1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7.395">
            <text:p>797.395</text:p>
          </table:table-cell>
          <table:table-cell office:value-type="float" office:value="37.7787">
            <text:p>37.7787</text:p>
          </table:table-cell>
          <table:table-cell/>
          <table:table-cell office:value-type="float" office:value="24">
            <text:p>24</text:p>
          </table:table-cell>
          <table:table-cell office:value-type="float" office:value="1058.45">
            <text:p>1058.45</text:p>
          </table:table-cell>
          <table:table-cell office:value-type="float" office:value="203.992">
            <text:p>203.99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8.754">
            <text:p>798.754</text:p>
          </table:table-cell>
          <table:table-cell office:value-type="float" office:value="38.8329">
            <text:p>38.8329</text:p>
          </table:table-cell>
          <table:table-cell/>
          <table:table-cell office:value-type="float" office:value="25">
            <text:p>25</text:p>
          </table:table-cell>
          <table:table-cell office:value-type="float" office:value="1045.71">
            <text:p>1045.71</text:p>
          </table:table-cell>
          <table:table-cell office:value-type="float" office:value="204.277">
            <text:p>204.27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8.336">
            <text:p>798.336</text:p>
          </table:table-cell>
          <table:table-cell office:value-type="float" office:value="41.8037">
            <text:p>41.8037</text:p>
          </table:table-cell>
          <table:table-cell/>
          <table:table-cell office:value-type="float" office:value="26">
            <text:p>26</text:p>
          </table:table-cell>
          <table:table-cell office:value-type="float" office:value="1041.54">
            <text:p>1041.54</text:p>
          </table:table-cell>
          <table:table-cell office:value-type="float" office:value="233.985">
            <text:p>233.98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94.161">
            <text:p>794.161</text:p>
          </table:table-cell>
          <table:table-cell office:value-type="float" office:value="71.5117">
            <text:p>71.5117</text:p>
          </table:table-cell>
          <table:table-cell/>
          <table:table-cell office:value-type="float" office:value="27">
            <text:p>27</text:p>
          </table:table-cell>
          <table:table-cell office:value-type="float" office:value="1073.91">
            <text:p>1073.91</text:p>
          </table:table-cell>
          <table:table-cell office:value-type="float" office:value="274.72">
            <text:p>274.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9.568">
            <text:p>789.568</text:p>
          </table:table-cell>
          <table:table-cell office:value-type="float" office:value="104.191">
            <text:p>104.191</text:p>
          </table:table-cell>
          <table:table-cell/>
          <table:table-cell office:value-type="float" office:value="28">
            <text:p>28</text:p>
          </table:table-cell>
          <table:table-cell office:value-type="float" office:value="1032.68">
            <text:p>1032.68</text:p>
          </table:table-cell>
          <table:table-cell office:value-type="float" office:value="301.403">
            <text:p>301.4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5.303">
            <text:p>785.303</text:p>
          </table:table-cell>
          <table:table-cell office:value-type="float" office:value="138.93">
            <text:p>138.93</text:p>
          </table:table-cell>
          <table:table-cell/>
          <table:table-cell office:value-type="float" office:value="29">
            <text:p>29</text:p>
          </table:table-cell>
          <table:table-cell office:value-type="float" office:value="1028.41">
            <text:p>1028.41</text:p>
          </table:table-cell>
          <table:table-cell office:value-type="float" office:value="336.142">
            <text:p>336.1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1.038">
            <text:p>781.038</text:p>
          </table:table-cell>
          <table:table-cell office:value-type="float" office:value="173.669">
            <text:p>173.669</text:p>
          </table:table-cell>
          <table:table-cell/>
          <table:table-cell office:value-type="float" office:value="30">
            <text:p>30</text:p>
          </table:table-cell>
          <table:table-cell office:value-type="float" office:value="1024.15">
            <text:p>1024.15</text:p>
          </table:table-cell>
          <table:table-cell office:value-type="float" office:value="370.881">
            <text:p>370.88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76.772">
            <text:p>776.772</text:p>
          </table:table-cell>
          <table:table-cell office:value-type="float" office:value="208.408">
            <text:p>208.408</text:p>
          </table:table-cell>
          <table:table-cell/>
          <table:table-cell office:value-type="float" office:value="31">
            <text:p>31</text:p>
          </table:table-cell>
          <table:table-cell office:value-type="float" office:value="1019.76">
            <text:p>1019.76</text:p>
          </table:table-cell>
          <table:table-cell office:value-type="float" office:value="406.613">
            <text:p>406.6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72.385">
            <text:p>772.385</text:p>
          </table:table-cell>
          <table:table-cell office:value-type="float" office:value="244.14">
            <text:p>244.14</text:p>
          </table:table-cell>
          <table:table-cell/>
          <table:table-cell office:value-type="float" office:value="32">
            <text:p>32</text:p>
          </table:table-cell>
          <table:table-cell office:value-type="float" office:value="1015.49">
            <text:p>1015.49</text:p>
          </table:table-cell>
          <table:table-cell office:value-type="float" office:value="441.352">
            <text:p>441.35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68.119">
            <text:p>768.119</text:p>
          </table:table-cell>
          <table:table-cell office:value-type="float" office:value="278.879">
            <text:p>278.879</text:p>
          </table:table-cell>
          <table:table-cell/>
          <table:table-cell office:value-type="float" office:value="33">
            <text:p>33</text:p>
          </table:table-cell>
          <table:table-cell office:value-type="float" office:value="1011.23">
            <text:p>1011.23</text:p>
          </table:table-cell>
          <table:table-cell office:value-type="float" office:value="476.091">
            <text:p>476.09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3.854">
            <text:p>763.854</text:p>
          </table:table-cell>
          <table:table-cell office:value-type="float" office:value="313.618">
            <text:p>313.618</text:p>
          </table:table-cell>
          <table:table-cell/>
          <table:table-cell office:value-type="float" office:value="34">
            <text:p>34</text:p>
          </table:table-cell>
          <table:table-cell office:value-type="float" office:value="1006.84">
            <text:p>1006.84</text:p>
          </table:table-cell>
          <table:table-cell office:value-type="float" office:value="511.823">
            <text:p>511.8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9.467">
            <text:p>759.467</text:p>
          </table:table-cell>
          <table:table-cell office:value-type="float" office:value="349.349">
            <text:p>349.349</text:p>
          </table:table-cell>
          <table:table-cell/>
          <table:table-cell office:value-type="float" office:value="35">
            <text:p>35</text:p>
          </table:table-cell>
          <table:table-cell office:value-type="float" office:value="1156.59">
            <text:p>1156.59</text:p>
          </table:table-cell>
          <table:table-cell office:value-type="float" office:value="580.13">
            <text:p>580.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5.201">
            <text:p>755.201</text:p>
          </table:table-cell>
          <table:table-cell office:value-type="float" office:value="384.089">
            <text:p>384.089</text:p>
          </table:table-cell>
          <table:table-cell/>
          <table:table-cell office:value-type="float" office:value="36">
            <text:p>36</text:p>
          </table:table-cell>
          <table:table-cell office:value-type="float" office:value="998.189">
            <text:p>998.189</text:p>
          </table:table-cell>
          <table:table-cell office:value-type="float" office:value="582.294">
            <text:p>582.29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0.814">
            <text:p>750.814</text:p>
          </table:table-cell>
          <table:table-cell office:value-type="float" office:value="419.82">
            <text:p>419.82</text:p>
          </table:table-cell>
          <table:table-cell/>
          <table:table-cell office:value-type="float" office:value="37">
            <text:p>37</text:p>
          </table:table-cell>
          <table:table-cell office:value-type="float" office:value="993.802">
            <text:p>993.802</text:p>
          </table:table-cell>
          <table:table-cell office:value-type="float" office:value="618.025">
            <text:p>618.02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6.427">
            <text:p>746.427</text:p>
          </table:table-cell>
          <table:table-cell office:value-type="float" office:value="455.552">
            <text:p>455.552</text:p>
          </table:table-cell>
          <table:table-cell/>
          <table:table-cell office:value-type="float" office:value="38">
            <text:p>38</text:p>
          </table:table-cell>
          <table:table-cell office:value-type="float" office:value="989.536">
            <text:p>989.536</text:p>
          </table:table-cell>
          <table:table-cell office:value-type="float" office:value="652.765">
            <text:p>652.76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42.161">
            <text:p>742.161</text:p>
          </table:table-cell>
          <table:table-cell office:value-type="float" office:value="490.291">
            <text:p>490.291</text:p>
          </table:table-cell>
          <table:table-cell/>
          <table:table-cell office:value-type="float" office:value="39">
            <text:p>39</text:p>
          </table:table-cell>
          <table:table-cell office:value-type="float" office:value="985.271">
            <text:p>985.271</text:p>
          </table:table-cell>
          <table:table-cell office:value-type="float" office:value="687.504">
            <text:p>687.5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37.896">
            <text:p>737.896</text:p>
          </table:table-cell>
          <table:table-cell office:value-type="float" office:value="525.03">
            <text:p>525.03</text:p>
          </table:table-cell>
          <table:table-cell/>
          <table:table-cell office:value-type="float" office:value="40">
            <text:p>40</text:p>
          </table:table-cell>
          <table:table-cell office:value-type="float" office:value="981.005">
            <text:p>981.005</text:p>
          </table:table-cell>
          <table:table-cell office:value-type="float" office:value="722.243">
            <text:p>722.2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33.63">
            <text:p>733.63</text:p>
          </table:table-cell>
          <table:table-cell office:value-type="float" office:value="559.769">
            <text:p>559.769</text:p>
          </table:table-cell>
          <table:table-cell/>
          <table:table-cell office:value-type="float" office:value="41">
            <text:p>41</text:p>
          </table:table-cell>
          <table:table-cell office:value-type="float" office:value="1038.22">
            <text:p>1038.22</text:p>
          </table:table-cell>
          <table:table-cell office:value-type="float" office:value="771.401">
            <text:p>771.4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9.243">
            <text:p>729.243</text:p>
          </table:table-cell>
          <table:table-cell office:value-type="float" office:value="595.501">
            <text:p>595.501</text:p>
          </table:table-cell>
          <table:table-cell/>
          <table:table-cell office:value-type="float" office:value="42">
            <text:p>42</text:p>
          </table:table-cell>
          <table:table-cell office:value-type="float" office:value="972.96">
            <text:p>972.96</text:p>
          </table:table-cell>
          <table:table-cell office:value-type="float" office:value="792.783">
            <text:p>792.78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25.585">
            <text:p>725.585</text:p>
          </table:table-cell>
          <table:table-cell office:value-type="float" office:value="630.309">
            <text:p>630.309</text:p>
          </table:table-cell>
          <table:table-cell/>
          <table:table-cell office:value-type="float" office:value="43">
            <text:p>43</text:p>
          </table:table-cell>
          <table:table-cell office:value-type="float" office:value="971.128">
            <text:p>971.128</text:p>
          </table:table-cell>
          <table:table-cell office:value-type="float" office:value="827.735">
            <text:p>827.7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23.753">
            <text:p>723.753</text:p>
          </table:table-cell>
          <table:table-cell office:value-type="float" office:value="665.261">
            <text:p>665.261</text:p>
          </table:table-cell>
          <table:table-cell/>
          <table:table-cell office:value-type="float" office:value="44">
            <text:p>44</text:p>
          </table:table-cell>
          <table:table-cell office:value-type="float" office:value="969.296">
            <text:p>969.296</text:p>
          </table:table-cell>
          <table:table-cell office:value-type="float" office:value="862.687">
            <text:p>862.6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21.921">
            <text:p>721.921</text:p>
          </table:table-cell>
          <table:table-cell office:value-type="float" office:value="700.213">
            <text:p>700.213</text:p>
          </table:table-cell>
          <table:table-cell/>
          <table:table-cell office:value-type="float" office:value="45">
            <text:p>45</text:p>
          </table:table-cell>
          <table:table-cell office:value-type="float" office:value="1041.34">
            <text:p>1041.34</text:p>
          </table:table-cell>
          <table:table-cell office:value-type="float" office:value="914.75">
            <text:p>914.7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20.037">
            <text:p>720.037</text:p>
          </table:table-cell>
          <table:table-cell office:value-type="float" office:value="736.164">
            <text:p>736.164</text:p>
          </table:table-cell>
          <table:table-cell/>
          <table:table-cell office:value-type="float" office:value="46">
            <text:p>46</text:p>
          </table:table-cell>
          <table:table-cell office:value-type="float" office:value="971.744">
            <text:p>971.744</text:p>
          </table:table-cell>
          <table:table-cell office:value-type="float" office:value="901.89">
            <text:p>901.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18.209">
            <text:p>718.209</text:p>
          </table:table-cell>
          <table:table-cell office:value-type="float" office:value="738.073">
            <text:p>738.073</text:p>
          </table:table-cell>
          <table:table-cell/>
          <table:table-cell office:value-type="float" office:value="47">
            <text:p>47</text:p>
          </table:table-cell>
          <table:table-cell office:value-type="float" office:value="955.042">
            <text:p>955.042</text:p>
          </table:table-cell>
          <table:table-cell office:value-type="float" office:value="931.815">
            <text:p>931.8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19.988">
            <text:p>719.988</text:p>
          </table:table-cell>
          <table:table-cell office:value-type="float" office:value="772.027">
            <text:p>772.027</text:p>
          </table:table-cell>
          <table:table-cell/>
          <table:table-cell office:value-type="float" office:value="48">
            <text:p>48</text:p>
          </table:table-cell>
          <table:table-cell office:value-type="float" office:value="956.815">
            <text:p>956.815</text:p>
          </table:table-cell>
          <table:table-cell office:value-type="float" office:value="934.32">
            <text:p>934.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21.761">
            <text:p>721.761</text:p>
          </table:table-cell>
          <table:table-cell office:value-type="float" office:value="774.532">
            <text:p>774.532</text:p>
          </table:table-cell>
          <table:table-cell/>
          <table:table-cell office:value-type="float" office:value="49">
            <text:p>49</text:p>
          </table:table-cell>
          <table:table-cell office:value-type="float" office:value="954.583">
            <text:p>954.583</text:p>
          </table:table-cell>
          <table:table-cell office:value-type="float" office:value="966.242">
            <text:p>966.2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19.529">
            <text:p>719.529</text:p>
          </table:table-cell>
          <table:table-cell office:value-type="float" office:value="806.454">
            <text:p>806.454</text:p>
          </table:table-cell>
          <table:table-cell/>
          <table:table-cell office:value-type="float" office:value="50">
            <text:p>50</text:p>
          </table:table-cell>
          <table:table-cell office:value-type="float" office:value="939.751">
            <text:p>939.751</text:p>
          </table:table-cell>
          <table:table-cell office:value-type="float" office:value="999.469">
            <text:p>999.46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17.018">
            <text:p>717.018</text:p>
          </table:table-cell>
          <table:table-cell office:value-type="float" office:value="842.366">
            <text:p>842.366</text:p>
          </table:table-cell>
          <table:table-cell/>
          <table:table-cell office:value-type="float" office:value="51">
            <text:p>51</text:p>
          </table:table-cell>
          <table:table-cell office:value-type="float" office:value="912.747">
            <text:p>912.747</text:p>
          </table:table-cell>
          <table:table-cell office:value-type="float" office:value="996.601">
            <text:p>996.6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14.655">
            <text:p>714.655</text:p>
          </table:table-cell>
          <table:table-cell office:value-type="float" office:value="844.869">
            <text:p>844.869</text:p>
          </table:table-cell>
          <table:table-cell/>
          <table:table-cell office:value-type="float" office:value="52">
            <text:p>52</text:p>
          </table:table-cell>
          <table:table-cell office:value-type="float" office:value="880.94">
            <text:p>880.94</text:p>
          </table:table-cell>
          <table:table-cell office:value-type="float" office:value="809.524">
            <text:p>809.52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14.655">
            <text:p>714.655</text:p>
          </table:table-cell>
          <table:table-cell office:value-type="float" office:value="844.869">
            <text:p>844.869</text:p>
          </table:table-cell>
          <table:table-cell/>
          <table:table-cell office:value-type="float" office:value="53">
            <text:p>53</text:p>
          </table:table-cell>
          <table:table-cell office:value-type="float" office:value="507.106">
            <text:p>507.106</text:p>
          </table:table-cell>
          <table:table-cell office:value-type="float" office:value="976.651">
            <text:p>976.65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38.864">
            <text:p>738.864</text:p>
          </table:table-cell>
          <table:table-cell office:value-type="float" office:value="844.54">
            <text:p>844.54</text:p>
          </table:table-cell>
          <table:table-cell/>
          <table:table-cell office:value-type="float" office:value="54">
            <text:p>54</text:p>
          </table:table-cell>
          <table:table-cell office:value-type="float" office:value="500.521">
            <text:p>500.521</text:p>
          </table:table-cell>
          <table:table-cell office:value-type="float" office:value="980.618">
            <text:p>980.61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36.064">
            <text:p>736.064</text:p>
          </table:table-cell>
          <table:table-cell office:value-type="float" office:value="843.465">
            <text:p>843.465</text:p>
          </table:table-cell>
          <table:table-cell/>
          <table:table-cell office:value-type="float" office:value="55">
            <text:p>55</text:p>
          </table:table-cell>
          <table:table-cell office:value-type="float" office:value="465.545">
            <text:p>465.545</text:p>
          </table:table-cell>
          <table:table-cell office:value-type="float" office:value="978.502">
            <text:p>978.50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8.657">
            <text:p>708.657</text:p>
          </table:table-cell>
          <table:table-cell office:value-type="float" office:value="831.263">
            <text:p>831.263</text:p>
          </table:table-cell>
          <table:table-cell/>
          <table:table-cell office:value-type="float" office:value="56">
            <text:p>56</text:p>
          </table:table-cell>
          <table:table-cell office:value-type="float" office:value="419.593">
            <text:p>419.593</text:p>
          </table:table-cell>
          <table:table-cell office:value-type="float" office:value="984.304">
            <text:p>984.30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77.843">
            <text:p>677.843</text:p>
          </table:table-cell>
          <table:table-cell office:value-type="float" office:value="816.894">
            <text:p>816.894</text:p>
          </table:table-cell>
          <table:table-cell/>
          <table:table-cell office:value-type="float" office:value="57">
            <text:p>57</text:p>
          </table:table-cell>
          <table:table-cell office:value-type="float" office:value="360.095">
            <text:p>360.095</text:p>
          </table:table-cell>
          <table:table-cell office:value-type="float" office:value="942.945">
            <text:p>942.94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43.403">
            <text:p>643.403</text:p>
          </table:table-cell>
          <table:table-cell office:value-type="float" office:value="800.835">
            <text:p>800.835</text:p>
          </table:table-cell>
          <table:table-cell/>
          <table:table-cell office:value-type="float" office:value="58">
            <text:p>58</text:p>
          </table:table-cell>
          <table:table-cell office:value-type="float" office:value="317.021">
            <text:p>317.021</text:p>
          </table:table-cell>
          <table:table-cell office:value-type="float" office:value="943.282">
            <text:p>943.28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0.776">
            <text:p>610.776</text:p>
          </table:table-cell>
          <table:table-cell office:value-type="float" office:value="785.62">
            <text:p>785.62</text:p>
          </table:table-cell>
          <table:table-cell/>
          <table:table-cell office:value-type="float" office:value="59">
            <text:p>59</text:p>
          </table:table-cell>
          <table:table-cell office:value-type="float" office:value="296.653">
            <text:p>296.653</text:p>
          </table:table-cell>
          <table:table-cell office:value-type="float" office:value="913.362">
            <text:p>913.3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9.055">
            <text:p>579.055</text:p>
          </table:table-cell>
          <table:table-cell office:value-type="float" office:value="770.829">
            <text:p>770.829</text:p>
          </table:table-cell>
          <table:table-cell/>
          <table:table-cell office:value-type="float" office:value="60">
            <text:p>60</text:p>
          </table:table-cell>
          <table:table-cell office:value-type="float" office:value="86.1536">
            <text:p>86.1536</text:p>
          </table:table-cell>
          <table:table-cell office:value-type="float" office:value="1135.16">
            <text:p>1135.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47.334">
            <text:p>547.334</text:p>
          </table:table-cell>
          <table:table-cell office:value-type="float" office:value="756.037">
            <text:p>756.037</text:p>
          </table:table-cell>
          <table:table-cell/>
          <table:table-cell office:value-type="float" office:value="61">
            <text:p>61</text:p>
          </table:table-cell>
          <table:table-cell office:value-type="float" office:value="273.682">
            <text:p>273.682</text:p>
          </table:table-cell>
          <table:table-cell office:value-type="float" office:value="828.44">
            <text:p>828.4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14.707">
            <text:p>514.707</text:p>
          </table:table-cell>
          <table:table-cell office:value-type="float" office:value="740.823">
            <text:p>740.823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2.733">
            <text:p>482.733</text:p>
          </table:table-cell>
          <table:table-cell office:value-type="float" office:value="726.587">
            <text:p>726.587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0:09:12</meta:creation-date>
    <dc:date>2014-06-16T10:15:23</dc:date>
    <meta:editing-duration>P0D</meta:editing-duration>
    <meta:editing-cycles>1</meta:editing-cycles>
    <meta:document-statistic meta:table-count="3" meta:cell-count="378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454cm" svg:y="3.981cm" style:legend-expansion="high" chart:style-name="ch2"/>
        <chart:plot-area chart:style-name="ch3" table:cell-range-address="Sheet1.B1:Sheet1.C64 Sheet1.G1:Sheet1.G62" svg:x="0.689cm" svg:y="0.856cm" svg:width="11.059cm" svg:height="7.546cm">
          <chartooo:coordinate-region svg:x="1.787cm" svg:y="1.042cm" svg:width="9.536cm" svg:height="7.1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4" chart:class="chart:scatter">
            <chart:domain table:cell-range-address="Sheet1.B1:Sheet1.B64"/>
            <chart:data-point chart:repeated="64"/>
          </chart:series>
          <chart:series chart:style-name="ch7" chart:values-cell-range-address="Sheet1.G1:Sheet1.G62" chart:class="chart:scatter">
            <chart:domain table:cell-range-address="Sheet1.F1:Sheet1.F62"/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4</svg:desc>
                </draw:g>
              </table:table-cell>
              <table:table-cell office:value-type="float" office:value="0">
                <text:p>0</text:p>
                <draw:g>
                  <svg:desc>Sheet1.C1:Sheet1.C64</svg:desc>
                </draw:g>
              </table:table-cell>
              <table:table-cell office:value-type="float" office:value="350.051">
                <text:p>350.051</text:p>
                <draw:g>
                  <svg:desc>Sheet1.F1:Sheet1.F62</svg:desc>
                </draw:g>
              </table:table-cell>
              <table:table-cell office:value-type="float" office:value="-144.35">
                <text:p>-144.35</text:p>
                <draw:g>
                  <svg:desc>Sheet1.G1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9274">
                <text:p>52.9274</text:p>
              </table:table-cell>
              <table:table-cell office:value-type="float" office:value="2.77381">
                <text:p>2.77381</text:p>
              </table:table-cell>
              <table:table-cell office:value-type="float" office:value="368.066">
                <text:p>368.066</text:p>
              </table:table-cell>
              <table:table-cell office:value-type="float" office:value="-135.374">
                <text:p>-135.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8584">
                <text:p>79.8584</text:p>
              </table:table-cell>
              <table:table-cell office:value-type="float" office:value="2.83338">
                <text:p>2.83338</text:p>
              </table:table-cell>
              <table:table-cell office:value-type="float" office:value="381.19">
                <text:p>381.19</text:p>
              </table:table-cell>
              <table:table-cell office:value-type="float" office:value="-119.163">
                <text:p>-119.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816">
                <text:p>110.816</text:p>
              </table:table-cell>
              <table:table-cell office:value-type="float" office:value="1.21097">
                <text:p>1.21097</text:p>
              </table:table-cell>
              <table:table-cell office:value-type="float" office:value="415.143">
                <text:p>415.143</text:p>
              </table:table-cell>
              <table:table-cell office:value-type="float" office:value="-120.942">
                <text:p>-120.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.769">
                <text:p>144.769</text:p>
              </table:table-cell>
              <table:table-cell office:value-type="float" office:value="-0.568453">
                <text:p>-0.568453</text:p>
              </table:table-cell>
              <table:table-cell office:value-type="float" office:value="445.637">
                <text:p>445.637</text:p>
              </table:table-cell>
              <table:table-cell office:value-type="float" office:value="-118.316">
                <text:p>-118.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.721">
                <text:p>179.721</text:p>
              </table:table-cell>
              <table:table-cell office:value-type="float" office:value="-2.40021">
                <text:p>-2.40021</text:p>
              </table:table-cell>
              <table:table-cell office:value-type="float" office:value="486.046">
                <text:p>486.046</text:p>
              </table:table-cell>
              <table:table-cell office:value-type="float" office:value="-124.658">
                <text:p>-124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672">
                <text:p>215.672</text:p>
              </table:table-cell>
              <table:table-cell office:value-type="float" office:value="-4.28431">
                <text:p>-4.28431</text:p>
              </table:table-cell>
              <table:table-cell office:value-type="float" office:value="523.822">
                <text:p>523.822</text:p>
              </table:table-cell>
              <table:table-cell office:value-type="float" office:value="-124.822">
                <text:p>-124.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448">
                <text:p>253.448</text:p>
              </table:table-cell>
              <table:table-cell office:value-type="float" office:value="-4.44822">
                <text:p>-4.44822</text:p>
              </table:table-cell>
              <table:table-cell office:value-type="float" office:value="680.532">
                <text:p>680.532</text:p>
              </table:table-cell>
              <table:table-cell office:value-type="float" office:value="-246.866">
                <text:p>-246.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.326">
                <text:p>285.326</text:p>
              </table:table-cell>
              <table:table-cell office:value-type="float" office:value="-1.65924">
                <text:p>-1.65924</text:p>
              </table:table-cell>
              <table:table-cell office:value-type="float" office:value="590.567">
                <text:p>590.567</text:p>
              </table:table-cell>
              <table:table-cell office:value-type="float" office:value="-118.983">
                <text:p>-118.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.193">
                <text:p>320.193</text:p>
              </table:table-cell>
              <table:table-cell office:value-type="float" office:value="1.39121">
                <text:p>1.39121</text:p>
              </table:table-cell>
              <table:table-cell office:value-type="float" office:value="697.812">
                <text:p>697.812</text:p>
              </table:table-cell>
              <table:table-cell office:value-type="float" office:value="-187.804">
                <text:p>-187.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6.105">
                <text:p>356.105</text:p>
              </table:table-cell>
              <table:table-cell office:value-type="float" office:value="3.90245">
                <text:p>3.90245</text:p>
              </table:table-cell>
              <table:table-cell office:value-type="float" office:value="660.474">
                <text:p>660.474</text:p>
              </table:table-cell>
              <table:table-cell office:value-type="float" office:value="-115.878">
                <text:p>-115.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.1">
                <text:p>390.1</text:p>
              </table:table-cell>
              <table:table-cell office:value-type="float" office:value="4.49583">
                <text:p>4.49583</text:p>
              </table:table-cell>
              <table:table-cell office:value-type="float" office:value="695.468">
                <text:p>695.468</text:p>
              </table:table-cell>
              <table:table-cell office:value-type="float" office:value="-115.267">
                <text:p>-115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.094">
                <text:p>425.094</text:p>
              </table:table-cell>
              <table:table-cell office:value-type="float" office:value="5.10666">
                <text:p>5.10666</text:p>
              </table:table-cell>
              <table:table-cell office:value-type="float" office:value="726.005">
                <text:p>726.005</text:p>
              </table:table-cell>
              <table:table-cell office:value-type="float" office:value="-110.198">
                <text:p>-110.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.089">
                <text:p>460.089</text:p>
              </table:table-cell>
              <table:table-cell office:value-type="float" office:value="5.7175">
                <text:p>5.7175</text:p>
              </table:table-cell>
              <table:table-cell office:value-type="float" office:value="833.332">
                <text:p>833.332</text:p>
              </table:table-cell>
              <table:table-cell office:value-type="float" office:value="-180.903">
                <text:p>-180.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6.083">
                <text:p>496.083</text:p>
              </table:table-cell>
              <table:table-cell office:value-type="float" office:value="6.34578">
                <text:p>6.34578</text:p>
              </table:table-cell>
              <table:table-cell office:value-type="float" office:value="859.415">
                <text:p>859.415</text:p>
              </table:table-cell>
              <table:table-cell office:value-type="float" office:value="-171.986">
                <text:p>-171.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.083">
                <text:p>531.083</text:p>
              </table:table-cell>
              <table:table-cell office:value-type="float" office:value="6.34578">
                <text:p>6.34578</text:p>
              </table:table-cell>
              <table:table-cell office:value-type="float" office:value="828.535">
                <text:p>828.535</text:p>
              </table:table-cell>
              <table:table-cell office:value-type="float" office:value="-105.74">
                <text:p>-105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7.078">
                <text:p>567.078</text:p>
              </table:table-cell>
              <table:table-cell office:value-type="float" office:value="5.7175">
                <text:p>5.7175</text:p>
              </table:table-cell>
              <table:table-cell office:value-type="float" office:value="863.53">
                <text:p>863.53</text:p>
              </table:table-cell>
              <table:table-cell office:value-type="float" office:value="-106.351">
                <text:p>-106.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2.073">
                <text:p>602.073</text:p>
              </table:table-cell>
              <table:table-cell office:value-type="float" office:value="5.10666">
                <text:p>5.10666</text:p>
              </table:table-cell>
              <table:table-cell office:value-type="float" office:value="898.525">
                <text:p>898.525</text:p>
              </table:table-cell>
              <table:table-cell office:value-type="float" office:value="-106.962">
                <text:p>-106.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7.067">
                <text:p>637.067</text:p>
              </table:table-cell>
              <table:table-cell office:value-type="float" office:value="4.49583">
                <text:p>4.49583</text:p>
              </table:table-cell>
              <table:table-cell office:value-type="float" office:value="942.436">
                <text:p>942.436</text:p>
              </table:table-cell>
              <table:table-cell office:value-type="float" office:value="-116.489">
                <text:p>-116.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2.062">
                <text:p>672.062</text:p>
              </table:table-cell>
              <table:table-cell office:value-type="float" office:value="3.88499">
                <text:p>3.88499</text:p>
              </table:table-cell>
              <table:table-cell office:value-type="float" office:value="991.806">
                <text:p>991.806</text:p>
              </table:table-cell>
              <table:table-cell office:value-type="float" office:value="-130.492">
                <text:p>-130.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8.057">
                <text:p>708.057</text:p>
              </table:table-cell>
              <table:table-cell office:value-type="float" office:value="3.25671">
                <text:p>3.25671</text:p>
              </table:table-cell>
              <table:table-cell office:value-type="float" office:value="1008.97">
                <text:p>1008.97</text:p>
              </table:table-cell>
              <table:table-cell office:value-type="float" office:value="-113.27">
                <text:p>-113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3.051">
                <text:p>743.051</text:p>
              </table:table-cell>
              <table:table-cell office:value-type="float" office:value="2.64587">
                <text:p>2.64587</text:p>
              </table:table-cell>
              <table:table-cell office:value-type="float" office:value="1040.5">
                <text:p>1040.5</text:p>
              </table:table-cell>
              <table:table-cell office:value-type="float" office:value="-109.44">
                <text:p>-109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.046">
                <text:p>779.046</text:p>
              </table:table-cell>
              <table:table-cell office:value-type="float" office:value="2.01759">
                <text:p>2.01759</text:p>
              </table:table-cell>
              <table:table-cell office:value-type="float" office:value="1169.12">
                <text:p>1169.12</text:p>
              </table:table-cell>
              <table:table-cell office:value-type="float" office:value="-203.675">
                <text:p>-203.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4.04">
                <text:p>814.04</text:p>
              </table:table-cell>
              <table:table-cell office:value-type="float" office:value="1.40675">
                <text:p>1.40675</text:p>
              </table:table-cell>
              <table:table-cell office:value-type="float" office:value="913.334">
                <text:p>913.334</text:p>
              </table:table-cell>
              <table:table-cell office:value-type="float" office:value="162.109">
                <text:p>162.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7.395">
                <text:p>797.395</text:p>
              </table:table-cell>
              <table:table-cell office:value-type="float" office:value="37.7787">
                <text:p>37.7787</text:p>
              </table:table-cell>
              <table:table-cell office:value-type="float" office:value="1058.45">
                <text:p>1058.45</text:p>
              </table:table-cell>
              <table:table-cell office:value-type="float" office:value="203.992">
                <text:p>203.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8.754">
                <text:p>798.754</text:p>
              </table:table-cell>
              <table:table-cell office:value-type="float" office:value="38.8329">
                <text:p>38.8329</text:p>
              </table:table-cell>
              <table:table-cell office:value-type="float" office:value="1045.71">
                <text:p>1045.71</text:p>
              </table:table-cell>
              <table:table-cell office:value-type="float" office:value="204.277">
                <text:p>204.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8.336">
                <text:p>798.336</text:p>
              </table:table-cell>
              <table:table-cell office:value-type="float" office:value="41.8037">
                <text:p>41.8037</text:p>
              </table:table-cell>
              <table:table-cell office:value-type="float" office:value="1041.54">
                <text:p>1041.54</text:p>
              </table:table-cell>
              <table:table-cell office:value-type="float" office:value="233.985">
                <text:p>233.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4.161">
                <text:p>794.161</text:p>
              </table:table-cell>
              <table:table-cell office:value-type="float" office:value="71.5117">
                <text:p>71.5117</text:p>
              </table:table-cell>
              <table:table-cell office:value-type="float" office:value="1073.91">
                <text:p>1073.91</text:p>
              </table:table-cell>
              <table:table-cell office:value-type="float" office:value="274.72">
                <text:p>274.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9.568">
                <text:p>789.568</text:p>
              </table:table-cell>
              <table:table-cell office:value-type="float" office:value="104.191">
                <text:p>104.191</text:p>
              </table:table-cell>
              <table:table-cell office:value-type="float" office:value="1032.68">
                <text:p>1032.68</text:p>
              </table:table-cell>
              <table:table-cell office:value-type="float" office:value="301.403">
                <text:p>301.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5.303">
                <text:p>785.303</text:p>
              </table:table-cell>
              <table:table-cell office:value-type="float" office:value="138.93">
                <text:p>138.93</text:p>
              </table:table-cell>
              <table:table-cell office:value-type="float" office:value="1028.41">
                <text:p>1028.41</text:p>
              </table:table-cell>
              <table:table-cell office:value-type="float" office:value="336.142">
                <text:p>336.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1.038">
                <text:p>781.038</text:p>
              </table:table-cell>
              <table:table-cell office:value-type="float" office:value="173.669">
                <text:p>173.669</text:p>
              </table:table-cell>
              <table:table-cell office:value-type="float" office:value="1024.15">
                <text:p>1024.15</text:p>
              </table:table-cell>
              <table:table-cell office:value-type="float" office:value="370.881">
                <text:p>370.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6.772">
                <text:p>776.772</text:p>
              </table:table-cell>
              <table:table-cell office:value-type="float" office:value="208.408">
                <text:p>208.408</text:p>
              </table:table-cell>
              <table:table-cell office:value-type="float" office:value="1019.76">
                <text:p>1019.76</text:p>
              </table:table-cell>
              <table:table-cell office:value-type="float" office:value="406.613">
                <text:p>406.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2.385">
                <text:p>772.385</text:p>
              </table:table-cell>
              <table:table-cell office:value-type="float" office:value="244.14">
                <text:p>244.14</text:p>
              </table:table-cell>
              <table:table-cell office:value-type="float" office:value="1015.49">
                <text:p>1015.49</text:p>
              </table:table-cell>
              <table:table-cell office:value-type="float" office:value="441.352">
                <text:p>441.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8.119">
                <text:p>768.119</text:p>
              </table:table-cell>
              <table:table-cell office:value-type="float" office:value="278.879">
                <text:p>278.879</text:p>
              </table:table-cell>
              <table:table-cell office:value-type="float" office:value="1011.23">
                <text:p>1011.23</text:p>
              </table:table-cell>
              <table:table-cell office:value-type="float" office:value="476.091">
                <text:p>476.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3.854">
                <text:p>763.854</text:p>
              </table:table-cell>
              <table:table-cell office:value-type="float" office:value="313.618">
                <text:p>313.618</text:p>
              </table:table-cell>
              <table:table-cell office:value-type="float" office:value="1006.84">
                <text:p>1006.84</text:p>
              </table:table-cell>
              <table:table-cell office:value-type="float" office:value="511.823">
                <text:p>511.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9.467">
                <text:p>759.467</text:p>
              </table:table-cell>
              <table:table-cell office:value-type="float" office:value="349.349">
                <text:p>349.349</text:p>
              </table:table-cell>
              <table:table-cell office:value-type="float" office:value="1156.59">
                <text:p>1156.59</text:p>
              </table:table-cell>
              <table:table-cell office:value-type="float" office:value="580.13">
                <text:p>580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5.201">
                <text:p>755.201</text:p>
              </table:table-cell>
              <table:table-cell office:value-type="float" office:value="384.089">
                <text:p>384.089</text:p>
              </table:table-cell>
              <table:table-cell office:value-type="float" office:value="998.189">
                <text:p>998.189</text:p>
              </table:table-cell>
              <table:table-cell office:value-type="float" office:value="582.294">
                <text:p>582.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.814">
                <text:p>750.814</text:p>
              </table:table-cell>
              <table:table-cell office:value-type="float" office:value="419.82">
                <text:p>419.82</text:p>
              </table:table-cell>
              <table:table-cell office:value-type="float" office:value="993.802">
                <text:p>993.802</text:p>
              </table:table-cell>
              <table:table-cell office:value-type="float" office:value="618.025">
                <text:p>618.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6.427">
                <text:p>746.427</text:p>
              </table:table-cell>
              <table:table-cell office:value-type="float" office:value="455.552">
                <text:p>455.552</text:p>
              </table:table-cell>
              <table:table-cell office:value-type="float" office:value="989.536">
                <text:p>989.536</text:p>
              </table:table-cell>
              <table:table-cell office:value-type="float" office:value="652.765">
                <text:p>652.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2.161">
                <text:p>742.161</text:p>
              </table:table-cell>
              <table:table-cell office:value-type="float" office:value="490.291">
                <text:p>490.291</text:p>
              </table:table-cell>
              <table:table-cell office:value-type="float" office:value="985.271">
                <text:p>985.271</text:p>
              </table:table-cell>
              <table:table-cell office:value-type="float" office:value="687.504">
                <text:p>687.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7.896">
                <text:p>737.896</text:p>
              </table:table-cell>
              <table:table-cell office:value-type="float" office:value="525.03">
                <text:p>525.03</text:p>
              </table:table-cell>
              <table:table-cell office:value-type="float" office:value="981.005">
                <text:p>981.005</text:p>
              </table:table-cell>
              <table:table-cell office:value-type="float" office:value="722.243">
                <text:p>722.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3.63">
                <text:p>733.63</text:p>
              </table:table-cell>
              <table:table-cell office:value-type="float" office:value="559.769">
                <text:p>559.769</text:p>
              </table:table-cell>
              <table:table-cell office:value-type="float" office:value="1038.22">
                <text:p>1038.22</text:p>
              </table:table-cell>
              <table:table-cell office:value-type="float" office:value="771.401">
                <text:p>771.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9.243">
                <text:p>729.243</text:p>
              </table:table-cell>
              <table:table-cell office:value-type="float" office:value="595.501">
                <text:p>595.501</text:p>
              </table:table-cell>
              <table:table-cell office:value-type="float" office:value="972.96">
                <text:p>972.96</text:p>
              </table:table-cell>
              <table:table-cell office:value-type="float" office:value="792.783">
                <text:p>792.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5.585">
                <text:p>725.585</text:p>
              </table:table-cell>
              <table:table-cell office:value-type="float" office:value="630.309">
                <text:p>630.309</text:p>
              </table:table-cell>
              <table:table-cell office:value-type="float" office:value="971.128">
                <text:p>971.128</text:p>
              </table:table-cell>
              <table:table-cell office:value-type="float" office:value="827.735">
                <text:p>827.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3.753">
                <text:p>723.753</text:p>
              </table:table-cell>
              <table:table-cell office:value-type="float" office:value="665.261">
                <text:p>665.261</text:p>
              </table:table-cell>
              <table:table-cell office:value-type="float" office:value="969.296">
                <text:p>969.296</text:p>
              </table:table-cell>
              <table:table-cell office:value-type="float" office:value="862.687">
                <text:p>862.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1.921">
                <text:p>721.921</text:p>
              </table:table-cell>
              <table:table-cell office:value-type="float" office:value="700.213">
                <text:p>700.213</text:p>
              </table:table-cell>
              <table:table-cell office:value-type="float" office:value="1041.34">
                <text:p>1041.34</text:p>
              </table:table-cell>
              <table:table-cell office:value-type="float" office:value="914.75">
                <text:p>914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0.037">
                <text:p>720.037</text:p>
              </table:table-cell>
              <table:table-cell office:value-type="float" office:value="736.164">
                <text:p>736.164</text:p>
              </table:table-cell>
              <table:table-cell office:value-type="float" office:value="971.744">
                <text:p>971.744</text:p>
              </table:table-cell>
              <table:table-cell office:value-type="float" office:value="901.89">
                <text:p>901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8.209">
                <text:p>718.209</text:p>
              </table:table-cell>
              <table:table-cell office:value-type="float" office:value="738.073">
                <text:p>738.073</text:p>
              </table:table-cell>
              <table:table-cell office:value-type="float" office:value="955.042">
                <text:p>955.042</text:p>
              </table:table-cell>
              <table:table-cell office:value-type="float" office:value="931.815">
                <text:p>931.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9.988">
                <text:p>719.988</text:p>
              </table:table-cell>
              <table:table-cell office:value-type="float" office:value="772.027">
                <text:p>772.027</text:p>
              </table:table-cell>
              <table:table-cell office:value-type="float" office:value="956.815">
                <text:p>956.815</text:p>
              </table:table-cell>
              <table:table-cell office:value-type="float" office:value="934.32">
                <text:p>934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1.761">
                <text:p>721.761</text:p>
              </table:table-cell>
              <table:table-cell office:value-type="float" office:value="774.532">
                <text:p>774.532</text:p>
              </table:table-cell>
              <table:table-cell office:value-type="float" office:value="954.583">
                <text:p>954.583</text:p>
              </table:table-cell>
              <table:table-cell office:value-type="float" office:value="966.242">
                <text:p>966.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9.529">
                <text:p>719.529</text:p>
              </table:table-cell>
              <table:table-cell office:value-type="float" office:value="806.454">
                <text:p>806.454</text:p>
              </table:table-cell>
              <table:table-cell office:value-type="float" office:value="939.751">
                <text:p>939.751</text:p>
              </table:table-cell>
              <table:table-cell office:value-type="float" office:value="999.469">
                <text:p>999.4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7.018">
                <text:p>717.018</text:p>
              </table:table-cell>
              <table:table-cell office:value-type="float" office:value="842.366">
                <text:p>842.366</text:p>
              </table:table-cell>
              <table:table-cell office:value-type="float" office:value="912.747">
                <text:p>912.747</text:p>
              </table:table-cell>
              <table:table-cell office:value-type="float" office:value="996.601">
                <text:p>996.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4.655">
                <text:p>714.655</text:p>
              </table:table-cell>
              <table:table-cell office:value-type="float" office:value="844.869">
                <text:p>844.869</text:p>
              </table:table-cell>
              <table:table-cell office:value-type="float" office:value="880.94">
                <text:p>880.94</text:p>
              </table:table-cell>
              <table:table-cell office:value-type="float" office:value="809.524">
                <text:p>809.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4.655">
                <text:p>714.655</text:p>
              </table:table-cell>
              <table:table-cell office:value-type="float" office:value="844.869">
                <text:p>844.869</text:p>
              </table:table-cell>
              <table:table-cell office:value-type="float" office:value="507.106">
                <text:p>507.106</text:p>
              </table:table-cell>
              <table:table-cell office:value-type="float" office:value="976.651">
                <text:p>976.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8.864">
                <text:p>738.864</text:p>
              </table:table-cell>
              <table:table-cell office:value-type="float" office:value="844.54">
                <text:p>844.54</text:p>
              </table:table-cell>
              <table:table-cell office:value-type="float" office:value="500.521">
                <text:p>500.521</text:p>
              </table:table-cell>
              <table:table-cell office:value-type="float" office:value="980.618">
                <text:p>980.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6.064">
                <text:p>736.064</text:p>
              </table:table-cell>
              <table:table-cell office:value-type="float" office:value="843.465">
                <text:p>843.465</text:p>
              </table:table-cell>
              <table:table-cell office:value-type="float" office:value="465.545">
                <text:p>465.545</text:p>
              </table:table-cell>
              <table:table-cell office:value-type="float" office:value="978.502">
                <text:p>978.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8.657">
                <text:p>708.657</text:p>
              </table:table-cell>
              <table:table-cell office:value-type="float" office:value="831.263">
                <text:p>831.263</text:p>
              </table:table-cell>
              <table:table-cell office:value-type="float" office:value="419.593">
                <text:p>419.593</text:p>
              </table:table-cell>
              <table:table-cell office:value-type="float" office:value="984.304">
                <text:p>984.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7.843">
                <text:p>677.843</text:p>
              </table:table-cell>
              <table:table-cell office:value-type="float" office:value="816.894">
                <text:p>816.894</text:p>
              </table:table-cell>
              <table:table-cell office:value-type="float" office:value="360.095">
                <text:p>360.095</text:p>
              </table:table-cell>
              <table:table-cell office:value-type="float" office:value="942.945">
                <text:p>942.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3.403">
                <text:p>643.403</text:p>
              </table:table-cell>
              <table:table-cell office:value-type="float" office:value="800.835">
                <text:p>800.835</text:p>
              </table:table-cell>
              <table:table-cell office:value-type="float" office:value="317.021">
                <text:p>317.021</text:p>
              </table:table-cell>
              <table:table-cell office:value-type="float" office:value="943.282">
                <text:p>943.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.776">
                <text:p>610.776</text:p>
              </table:table-cell>
              <table:table-cell office:value-type="float" office:value="785.62">
                <text:p>785.62</text:p>
              </table:table-cell>
              <table:table-cell office:value-type="float" office:value="296.653">
                <text:p>296.653</text:p>
              </table:table-cell>
              <table:table-cell office:value-type="float" office:value="913.362">
                <text:p>913.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9.055">
                <text:p>579.055</text:p>
              </table:table-cell>
              <table:table-cell office:value-type="float" office:value="770.829">
                <text:p>770.829</text:p>
              </table:table-cell>
              <table:table-cell office:value-type="float" office:value="86.1536">
                <text:p>86.1536</text:p>
              </table:table-cell>
              <table:table-cell office:value-type="float" office:value="1135.16">
                <text:p>1135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7.334">
                <text:p>547.334</text:p>
              </table:table-cell>
              <table:table-cell office:value-type="float" office:value="756.037">
                <text:p>756.037</text:p>
              </table:table-cell>
              <table:table-cell office:value-type="float" office:value="273.682">
                <text:p>273.682</text:p>
              </table:table-cell>
              <table:table-cell office:value-type="float" office:value="828.44">
                <text:p>828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4.707">
                <text:p>514.707</text:p>
              </table:table-cell>
              <table:table-cell office:value-type="float" office:value="740.823">
                <text:p>740.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.733">
                <text:p>482.733</text:p>
              </table:table-cell>
              <table:table-cell office:value-type="float" office:value="726.587">
                <text:p>726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